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text-properties style:font-name="Consolas" officeooo:paragraph-rsid="000fd7d8"/>
    </style:style>
    <style:style style:name="P3" style:family="paragraph" style:parent-style-name="Standard">
      <style:text-properties style:font-name="Consolas" officeooo:paragraph-rsid="0011aaab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4pt" style:text-underline-style="solid" style:text-underline-width="auto" style:text-underline-color="font-color" fo:font-weight="bold" officeooo:rsid="000deac6" officeooo:paragraph-rsid="000deac6" style:font-size-asian="12.25pt" style:font-weight-asian="bold" style:font-size-complex="14pt" style:font-weight-complex="bold"/>
    </style:style>
    <style:style style:name="P6" style:family="paragraph" style:parent-style-name="Standard">
      <style:text-properties officeooo:paragraph-rsid="00144183"/>
    </style:style>
    <style:style style:name="T1" style:family="text">
      <style:text-properties officeooo:rsid="000deac6"/>
    </style:style>
    <style:style style:name="T2" style:family="text">
      <style:text-properties style:font-name="Consolas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deac6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officeooo:rsid="000fd7d8"/>
    </style:style>
    <style:style style:name="T7" style:family="text">
      <style:text-properties officeooo:rsid="0011aaab"/>
    </style:style>
    <style:style style:name="T8" style:family="text">
      <style:text-properties officeooo:rsid="00136d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02 : Final Practical Exam</text:p>
      <text:p text:style-name="P5">Mastermind</text:p>
      <text:p text:style-name="Standard"/>
      <text:p text:style-name="Standard">The final practical exam involves <text:span text:style-name="T1">creating</text:span> <text:span text:style-name="T1">a variation of </text:span>the game Mastermind <text:span text:style-name="T1">with numbers</text:span>. If you have never played it, the game is played as follows:</text:p>
      <text:p text:style-name="Standard"><text:span text:style-name="T4">Step </text:span><text:span text:style-name="T3">1</text:span> </text:p>
      <text:p text:style-name="Standard">The computer will generate a random 4-digit integer that contains no identical digits (what is the smallest such number? what is the largest?). We will call all these 4 digit numbers 'valid numbers'. For example, 1234, 5648 and 9082 are all valid numbers. 123, 45678, 99<text:span text:style-name="T7">8</text:span>9, 0415 and 234f are not.</text:p>
      <text:p text:style-name="P4"><text:span text:style-name="T1">Step </text:span>2 </text:p>
      <text:p text:style-name="Standard">The player must then guess a valid 4-digit number and their input must be validated.</text:p>
      <text:p text:style-name="P4"><text:span text:style-name="T1">Step </text:span>3 </text:p>
      <text:p text:style-name="Standard">When the player enters their guess, the computer must then tell the player how accurate their guess was by providing the following information:</text:p>
      <text:p text:style-name="Standard"><text:tab/>a) the number of correct digits in the correct position</text:p>
      <text:p text:style-name="Standard"><text:tab/>b) the number of correct digits in the wrong position</text:p>
      <text:p text:style-name="Standard">For example, if the computer's number is 1234 and the user guesses 4219, the game will tell the player that they guessed 1 digit in the correct position (2) and two digits in the wrong position (1 and 4).</text:p>
      <text:p text:style-name="P4"><text:span text:style-name="T1">Step </text:span>4 </text:p>
      <text:p text:style-name="Standard">The game continues until the player guesses the correct number, then terminates.</text:p>
      <text:p text:style-name="Standard"/>
      <text:p text:style-name="Standard">Sample execution of the program, assuming that the computer's number is 9087:</text:p>
      <text:p text:style-name="Standard"><text:tab/><text:span text:style-name="T2">Welcome to Mastermind</text:span></text:p>
      <text:p text:style-name="P1"><text:tab/></text:p>
      <text:p text:style-name="P1">Can you guess my 4-digit number?</text:p>
      <text:p text:style-name="P1">1234 //user input</text:p>
      <text:p text:style-name="P1"/>
      <text:p text:style-name="P1"><text:tab/>You have guessed 0 correct digits in the correct position</text:p>
      <text:p text:style-name="P1"><text:tab/>and 0 correct digits in the incorrect position</text:p>
      <text:p text:style-name="P1"><text:tab/></text:p>
      <text:p text:style-name="P1">Guess again:</text:p>
      <text:p text:style-name="P1">6789 //user input</text:p>
      <text:p text:style-name="P1"/>
      <text:p text:style-name="P1"><text:tab/>You have guessed 1 correct digit in the correct position</text:p>
      <text:p text:style-name="P1"><text:tab/>and 2 correct digits in the incorrect position</text:p>
      <text:p text:style-name="P1"><text:tab/></text:p>
      <text:p text:style-name="P1">Guess again:</text:p>
      <text:p text:style-name="P1">9875 //user input</text:p>
      <text:p text:style-name="P1"/>
      <text:p text:style-name="P1"><text:tab/>You have guessed 1 correct digit in the correct position</text:p>
      <text:p text:style-name="P1"><text:tab/>and 2 correct digits in the incorrect position</text:p>
      <text:p text:style-name="P1"><text:tab/></text:p>
      <text:p text:style-name="P1">Guess again:</text:p>
      <text:p text:style-name="P1">9870 //user input</text:p>
      <text:p text:style-name="P1"/>
      <text:p text:style-name="P1"><text:tab/>You have guessed 1 correct digit in the correct position</text:p>
      <text:p text:style-name="P1"><text:tab/>and 3 correct digits in the incorrect position</text:p>
      <text:p text:style-name="P1"><text:tab/></text:p>
      <text:p text:style-name="P2"><text:soft-page-break/>Guess again:</text:p>
      <text:p text:style-name="P2">9780 //user input</text:p>
      <text:p text:style-name="P2"/>
      <text:p text:style-name="P2"><text:tab/>You have guessed 1 correct digit in the correct position</text:p>
      <text:p text:style-name="P2"><text:tab/>and 3 correct digits in the incorrect position</text:p>
      <text:p text:style-name="P2"><text:tab/></text:p>
      <text:p text:style-name="P2">Guess again:</text:p>
      <text:p text:style-name="P2">978<text:span text:style-name="T6">8</text:span> //user input</text:p>
      <text:p text:style-name="P2"/>
      <text:p text:style-name="P2"><text:tab/><text:span text:style-name="T6">Invalid input</text:span></text:p>
      <text:p text:style-name="P3"/>
      <text:p text:style-name="P3">Guess again:</text:p>
      <text:p text:style-name="P3">978 //user input</text:p>
      <text:p text:style-name="P3"/>
      <text:p text:style-name="P3"><text:tab/><text:span text:style-name="T6">Invalid input</text:span></text:p>
      <text:p text:style-name="P3"/>
      <text:p text:style-name="P3">Guess again:</text:p>
      <text:p text:style-name="P3"><text:span text:style-name="T7">blargh I will never win this game</text:span> //user input</text:p>
      <text:p text:style-name="P3"/>
      <text:p text:style-name="P3"><text:tab/><text:span text:style-name="T7">Invalid input</text:span></text:p>
      <text:p text:style-name="P2"><text:tab/><text:tab/></text:p>
      <text:p text:style-name="P1">Guess again:</text:p>
      <text:p text:style-name="P1">9087 //user input</text:p>
      <text:p text:style-name="P1"/>
      <text:p text:style-name="P1"><text:tab/>You win!</text:p>
      <text:p text:style-name="P1"/>
      <text:p text:style-name="P4">Instructions:</text:p>
      <text:p text:style-name="Standard">Create the Mastermind console game as described above that includes (at minimum) the following functions:</text:p>
      <text:p text:style-name="P1"><text:tab/>generateValidNumber</text:p>
      <text:p text:style-name="P1"><text:tab/>readValidInt</text:p>
      <text:p text:style-name="P1"><text:tab/>inPlaceMatches</text:p>
      <text:p text:style-name="P1"><text:tab/>outOfPlaceMatches</text:p>
      <text:p text:style-name="Standard">You are allowed to write additional functions that you feel are <text:span text:style-name="T7">helpful</text:span>, e.g., <text:span text:style-name="T2">numOfDigits</text:span>, <text:span text:style-name="T2">hasSameDigits</text:span>, etc.</text:p>
      <text:p text:style-name="Standard">NOTE: You may only use concepts that we learned in class!</text:p>
      <text:p text:style-name="Standard"/>
      <text:p text:style-name="Standard"><text:span text:style-name="T5">BONUS</text:span> (5 points)</text:p>
      <text:p text:style-name="Standard">Only complete the bonus if you have completed all the required components of the program and have ensured that they all work perfectly. </text:p>
      <text:p text:style-name="Standard">All components of the bonus must be complete and correct in order to receive the full 5 marks. </text:p>
      <text:p text:style-name="P6">Extend the program to any integer <text:span text:style-name="T8">with at most 4 digits</text:span>, including ones with leading zeros <text:span text:style-name="T8">or repeated digits</text:span>. </text:p>
      <text:p text:style-name="P6">For example, 02<text:span text:style-name="T8">4</text:span>3 should be a valid number generated by the computer and <text:span text:style-name="T8">1</text:span>00<text:span text:style-name="T8">3</text:span> should be a valid player guess that can be validated against the computer's number. <text:span text:style-name="T8">In this example, the message should display that the player has guessed one correct digit in the correct position (3) and one correct digit in the incorrect position (0). Note that 0 only occurs once in the correct number and should therefore only be counted onc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6T22:58:55.160000000</meta:creation-date>
    <dc:date>2020-04-07T13:30:38.430000000</dc:date>
    <meta:editing-duration>PT16M24S</meta:editing-duration>
    <meta:editing-cycles>5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68" meta:word-count="552" meta:character-count="3256" meta:non-whitespace-character-count="2729"/>
  </office:meta>
</office:document-meta>
</file>